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React Form Validation</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Integrating validate-this for easy form validation</text:span></text:p>
              </text:list-item>
              <text:list-item>
                <text:p text:style-name="P6"><text:span text:style-name="T4">Defining custom validation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Learning the New React Context API</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5</meta:editing-cycles>
    <dc:date>2018-02-04T14:11:19.980694766</dc:date>
    <meta:editing-duration>PT41M40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